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af33" officeooo:paragraph-rsid="0011af33"/>
    </style:style>
    <style:style style:name="P2" style:family="paragraph" style:parent-style-name="Standard">
      <style:text-properties fo:font-weight="bold" officeooo:rsid="0011af33" officeooo:paragraph-rsid="0011af33" style:font-weight-asian="bold" style:font-weight-complex="bold"/>
    </style:style>
    <style:style style:name="P3" style:family="paragraph" style:parent-style-name="Standard">
      <style:text-properties fo:font-weight="bold" officeooo:rsid="001311d5" officeooo:paragraph-rsid="001311d5" style:font-weight-asian="bold" style:font-weight-complex="bold"/>
    </style:style>
    <style:style style:name="P4" style:family="paragraph" style:parent-style-name="Standard">
      <style:text-properties officeooo:rsid="001311d5" officeooo:paragraph-rsid="001311d5"/>
    </style:style>
    <style:style style:name="P5" style:family="paragraph" style:parent-style-name="Standard">
      <style:text-properties fo:font-weight="normal" officeooo:rsid="001311d5" officeooo:paragraph-rsid="001311d5" style:font-weight-asian="normal" style:font-weight-complex="normal"/>
    </style:style>
    <style:style style:name="P6" style:family="paragraph" style:parent-style-name="Standard">
      <style:text-properties officeooo:rsid="00145389" officeooo:paragraph-rsid="00145389"/>
    </style:style>
    <style:style style:name="T1" style:family="text">
      <style:text-properties officeooo:rsid="0011af33"/>
    </style:style>
    <style:style style:name="T2" style:family="text">
      <style:text-properties officeooo:rsid="001311d5"/>
    </style:style>
    <style:style style:name="T3" style:family="text">
      <style:text-properties officeooo:rsid="001453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<text:s/>Create keyspace</text:p>
      <text:p text:style-name="P5"/>
      <text:p text:style-name="P5">CREATE KEYSPACE employee;</text:p>
      <text:p text:style-name="P2"/>
      <text:p text:style-name="P2"><text:span text:style-name="T2">2</text:span>. create employee table</text:p>
      <text:p text:style-name="Standard"/>
      <text:p text:style-name="Standard">create table employee_in( emp_id int, emp_name text, desig text, dateofjoin date, salary float, dept text, PRIMARY KEY(emp_id,salary));</text:p>
      <text:p text:style-name="Standard"/>
      <text:p text:style-name="P2"><text:span text:style-name="T2">3</text:span>. Insert data interms of batches</text:p>
      <text:p text:style-name="Standard">BEGIN BATCH</text:p>
      <text:p text:style-name="Standard"><text:s text:c="12"/>... INSERT INTO employee_in(emp_id,emp_name,desig,dateofjoin,salary,dept) VALUES (1,'Karan</text:p>
      <text:p text:style-name="Standard"><text:s text:c="12"/>... ','Manager','2021-06-12',1000000,'HR')</text:p>
      <text:p text:style-name="Standard"><text:s text:c="12"/>... INSERT INTO employee_in(emp_id,emp_name,desig,dateofjoin,salary,dept) VALUES (2,'Rajesh Meheta','associate SE','2020-04-20',600000,'Tech')</text:p>
      <text:p text:style-name="Standard"><text:s text:c="12"/>... INSERT INTO employee_in(emp_id,emp_name,desig,dateofjoin,salary,dept) VALUES (3,'Vihnu Chauhan','associate SE','2020-05-20',600000,'Tech')</text:p>
      <text:p text:style-name="Standard"><text:s text:c="12"/>... INSERT INTO employee_in(emp_id,emp_name,desig,dateofjoin,salary,dept) VALUES (4,'Shweta Tripathi','associate SE','2020-05-20',600000,'Tech')</text:p>
      <text:p text:style-name="Standard"><text:s text:c="12"/>... APPLY BATCH</text:p>
      <text:p text:style-name="Standard"><text:s text:c="12"/>... ;</text:p>
      <text:p text:style-name="P2"><text:span text:style-name="T2">4</text:span>. Update one emp_name and dept in the table</text:p>
      <text:p text:style-name="Standard"><text:span text:style-name="T1">s</text:span>elect * from employee_in</text:p>
      <text:p text:style-name="Standard"><text:s text:c="12"/>... ;</text:p>
      <text:p text:style-name="Standard"/>
      <text:p text:style-name="Standard"><text:s/>emp_id | salary | dateofjoin | dept | desig <text:s text:c="7"/>| emp_name</text:p>
      <text:p text:style-name="Standard">--------+--------+------------+------+--------------+-----------------</text:p>
      <text:p text:style-name="Standard"><text:s text:c="6"/>1 | <text:s/>1e+06 | 2021-06-12 | <text:s text:c="2"/>HR | <text:s text:c="5"/>Manager | <text:s text:c="8"/>Karan\n</text:p>
      <text:p text:style-name="Standard"><text:s text:c="6"/>2 | <text:s/>6e+05 | 2020-04-20 | Tech | associate SE | <text:s text:c="2"/>Rajesh Meheta</text:p>
      <text:p text:style-name="Standard"><text:s text:c="6"/>4 | <text:s/>6e+05 | 2020-05-20 | Tech | associate SE | Shweta Tripathi</text:p>
      <text:p text:style-name="Standard"><text:s text:c="6"/>3 | <text:s/>6e+05 | 2020-05-20 | Tech | associate SE | <text:s text:c="2"/>Vihnu Chauhan</text:p>
      <text:p text:style-name="Standard"/>
      <text:p text:style-name="Standard">update employee_in SET emp_name='Vishnu Chauhan',dept='Technical' where emp_id=3 AND salary=600000;</text:p>
      <text:p text:style-name="Standard"/>
      <text:p text:style-name="Standard">select * from employee_in ;</text:p>
      <text:p text:style-name="Standard"/>
      <text:p text:style-name="Standard"><text:s/>emp_id | salary | dateofjoin | dept <text:s text:c="5"/>| desig <text:s text:c="7"/>| emp_name</text:p>
      <text:p text:style-name="Standard">--------+--------+------------+-----------+--------------+-----------------</text:p>
      <text:p text:style-name="Standard"><text:s text:c="6"/>1 | <text:s/>1e+06 | 2021-06-12 | <text:s text:c="7"/>HR | <text:s text:c="5"/>Manager | <text:s text:c="8"/>Karan\n</text:p>
      <text:p text:style-name="Standard"><text:s text:c="6"/>2 | <text:s/>6e+05 | 2020-04-20 | <text:s text:c="5"/>Tech | associate SE | <text:s text:c="2"/>Rajesh Meheta</text:p>
      <text:p text:style-name="Standard"><text:s text:c="6"/>4 | <text:s/>6e+05 | 2020-05-20 | <text:s text:c="5"/>Tech | associate SE | Shweta Tripathi</text:p>
      <text:p text:style-name="Standard"><text:s text:c="6"/>3 | <text:s/>6e+05 | 2020-05-20 | Technical | associate SE | <text:s/>Vishnu Chauhan</text:p>
      <text:p text:style-name="Standard"/>
      <text:p text:style-name="P2"><text:span text:style-name="T2">5</text:span>. SORT the entire employee table on Salary</text:p>
      <text:p text:style-name="Standard">select * from employee_in where emp_id IN(1,2,3,4) ORDER BY salary DESC allow filtering;</text:p>
      <text:p text:style-name="Standard"/>
      <text:p text:style-name="Standard"><text:s/>emp_id | salary | dateofjoin | dept <text:s text:c="5"/>| desig <text:s text:c="7"/>| emp_name</text:p>
      <text:p text:style-name="Standard"><text:soft-page-break/>--------+--------+------------+-----------+--------------+-----------------</text:p>
      <text:p text:style-name="Standard"><text:s text:c="6"/>1 | <text:s/>1e+06 | 2021-06-12 | <text:s text:c="7"/>HR | <text:s text:c="5"/>Manager | <text:s text:c="8"/>Karan\n</text:p>
      <text:p text:style-name="Standard"><text:s text:c="6"/>2 | <text:s/>6e+05 | 2020-04-20 | <text:s text:c="5"/>Tech | associate SE | <text:s text:c="2"/>Rajesh Meheta</text:p>
      <text:p text:style-name="Standard"><text:s text:c="6"/>3 | <text:s/>6e+05 | 2020-05-20 | Technical | associate SE | <text:s/>Vishnu Chauhan</text:p>
      <text:p text:style-name="Standard"><text:s text:c="6"/>4 | <text:s/>6e+05 | 2020-05-20 | <text:s text:c="5"/>Tech | associate SE | Shweta Tripathi</text:p>
      <text:p text:style-name="Standard"/>
      <text:p text:style-name="P2"><text:span text:style-name="T2">6</text:span>. <text:span text:style-name="T2">Add projects column to the table</text:span></text:p>
      <text:p text:style-name="P1"/>
      <text:p text:style-name="P1">ALTER TABLE employee_in ADD projects list&lt;text&gt;;</text:p>
      <text:p text:style-name="P1"/>
      <text:p text:style-name="P1">select * from employee_in ;</text:p>
      <text:p text:style-name="P1"/>
      <text:p text:style-name="P1"><text:s/>emp_id | salary | dateofjoin | dept <text:s text:c="5"/>| desig <text:s text:c="7"/>| emp_name <text:s text:c="7"/>| projects</text:p>
      <text:p text:style-name="P1">--------+--------+------------+-----------+--------------+-----------------+----------</text:p>
      <text:p text:style-name="P1"><text:s text:c="6"/>1 | <text:s/>1e+06 | 2021-06-12 | <text:s text:c="7"/>HR | <text:s text:c="5"/>Manager | <text:s text:c="8"/>Karan\n | <text:s text:c="4"/>null</text:p>
      <text:p text:style-name="P1"><text:s text:c="6"/>2 | <text:s/>6e+05 | 2020-04-20 | <text:s text:c="5"/>Tech | associate SE | <text:s text:c="2"/>Rajesh Meheta | <text:s text:c="4"/>null</text:p>
      <text:p text:style-name="P1"><text:s text:c="6"/>4 | <text:s/>6e+05 | 2020-05-20 | <text:s text:c="5"/>Tech | associate SE | Shweta Tripathi | <text:s text:c="4"/>null</text:p>
      <text:p text:style-name="P1"><text:s text:c="6"/>3 | <text:s/>6e+05 | 2020-05-20 | Technical | associate SE | <text:s/>Vishnu Chauhan | <text:s text:c="4"/>null</text:p>
      <text:p text:style-name="P1"/>
      <text:p text:style-name="P3">7. <text:s/>update the projects in the table</text:p>
      <text:p text:style-name="P4"/>
      <text:p text:style-name="P4">&gt;update employee_in SET projects=['CCF','CCD','KMAP'] where emp_id=3 AND salary=600000;</text:p>
      <text:p text:style-name="P4">&gt;update employee_in SET projects=['AAP','BJP','TMC'] where emp_id=4 AND salary=600000;</text:p>
      <text:p text:style-name="P4">&gt;select * from employee_in ;</text:p>
      <text:p text:style-name="P4"/>
      <text:p text:style-name="P4"><text:s/>emp_id | salary | dateofjoin | dept <text:s text:c="5"/>| desig <text:s text:c="7"/>| emp_name <text:s text:c="7"/>| projects</text:p>
      <text:p text:style-name="P4">--------+--------+------------+-----------+--------------+-----------------+------------------------</text:p>
      <text:p text:style-name="P4"><text:s text:c="6"/>1 | <text:s/>1e+06 | 2021-06-12 | <text:s text:c="7"/>HR | <text:s text:c="5"/>Manager | <text:s text:c="8"/>Karan\n | <text:s text:c="18"/>null</text:p>
      <text:p text:style-name="P4"><text:s text:c="6"/>2 | <text:s/>6e+05 | 2020-04-20 | <text:s text:c="5"/>Tech | associate SE | <text:s text:c="2"/>Rajesh Meheta | <text:s text:c="18"/>null</text:p>
      <text:p text:style-name="P4"><text:s text:c="6"/>4 | <text:s/>6e+05 | 2020-05-20 | <text:s text:c="5"/>Tech | associate SE | Shweta Tripathi | <text:s/>['AAP', 'BJP', 'TMC']</text:p>
      <text:p text:style-name="P4"><text:s text:c="6"/>3 | <text:s/>6e+05 | 2020-05-20 | Technical | associate SE | <text:s/>Vishnu Chauhan | ['CCF', 'CCD', 'KMAP']</text:p>
      <text:p text:style-name="P4"/>
      <text:p text:style-name="P3">8. <text:span text:style-name="T3">CREATE TTL of 15 seconds to display values of employees</text:span></text:p>
      <text:p text:style-name="P4"><text:span text:style-name="T3">&gt;</text:span>update employee_in USING TTL 15 <text:s/>SET emp_name='Karan Sharma' where emp_id=1 AND salary=600000;</text:p>
      <text:p text:style-name="P6">//BEFORE 15 seconds</text:p>
      <text:p text:style-name="P6">&gt; select * from employee_in ;</text:p>
      <text:p text:style-name="P6"/>
      <text:p text:style-name="P6"><text:s/>emp_id | salary | dateofjoin | dept <text:s text:c="5"/>| desig <text:s text:c="7"/>| emp_name <text:s text:c="7"/>| projects</text:p>
      <text:p text:style-name="P6">--------+--------+------------+-----------+--------------+-----------------+------------------------</text:p>
      <text:p text:style-name="P6"><text:s text:c="6"/>1 | <text:s/>6e+05 | <text:s text:c="6"/>null | <text:s text:c="5"/>null | <text:s text:c="8"/>null | <text:s text:c="3"/>Karan Sharma | <text:s text:c="18"/>null</text:p>
      <text:p text:style-name="P6"><text:s text:c="6"/>1 | <text:s/>1e+06 | 2021-06-12 | <text:s text:c="7"/>HR | <text:s text:c="5"/>Manager | <text:s text:c="8"/>Karan\n | <text:s text:c="18"/>null</text:p>
      <text:p text:style-name="P6"><text:s text:c="6"/>2 | <text:s/>6e+05 | 2020-04-20 | <text:s text:c="5"/>Tech | associate SE | <text:s text:c="2"/>Rajesh Meheta | <text:s text:c="18"/>null</text:p>
      <text:p text:style-name="P6"><text:s text:c="6"/>4 | <text:s/>6e+05 | 2020-05-20 | <text:s text:c="5"/>Tech | associate SE | Shweta Tripathi | <text:s/>['AAP', 'BJP', 'TMC']</text:p>
      <text:p text:style-name="P6"><text:s text:c="6"/>3 | <text:s/>6e+05 | 2020-05-20 | Technical | associate SE | <text:s/>Vishnu Chauhan | ['CCF', 'CCD', 'KMAP']</text:p>
      <text:p text:style-name="P6"/>
      <text:p text:style-name="P6"/>
      <text:p text:style-name="P6"/>
      <text:p text:style-name="P6"/>
      <text:p text:style-name="P6"><text:soft-page-break/>//AFTER 15 seconds</text:p>
      <text:p text:style-name="P6">&gt; select * from employee_in ;</text:p>
      <text:p text:style-name="P6"/>
      <text:p text:style-name="P6"><text:s/>emp_id | salary | dateofjoin | dept <text:s text:c="5"/>| desig <text:s text:c="7"/>| emp_name <text:s text:c="7"/>| projects</text:p>
      <text:p text:style-name="P6">--------+--------+------------+-----------+--------------+-----------------+------------------------</text:p>
      <text:p text:style-name="P6"><text:s text:c="6"/>1 | <text:s/>1e+06 | 2021-06-12 | <text:s text:c="7"/>HR | <text:s text:c="5"/>Manager | <text:s text:c="8"/>Karan\n | <text:s text:c="18"/>null</text:p>
      <text:p text:style-name="P6"><text:s text:c="6"/>2 | <text:s/>6e+05 | 2020-04-20 | <text:s text:c="5"/>Tech | associate SE | <text:s text:c="2"/>Rajesh Meheta | <text:s text:c="18"/>null</text:p>
      <text:p text:style-name="P6"><text:s text:c="6"/>4 | <text:s/>6e+05 | 2020-05-20 | <text:s text:c="5"/>Tech | associate SE | Shweta Tripathi | <text:s/>['AAP', 'BJP', 'TMC']</text:p>
      <text:p text:style-name="P6"><text:s text:c="6"/>3 | <text:s/>6e+05 | 2020-05-20 | Technical | associate SE | <text:s/>Vishnu Chauhan | ['CCF', 'CCD', 'KMAP']</text:p>
      <text:p text:style-name="P6"/>
      <text:p text:style-name="P6">(4 row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2:15:43.838987776</meta:creation-date>
    <dc:date>2022-04-29T12:40:52.057956592</dc:date>
    <meta:editing-duration>PT4M47S</meta:editing-duration>
    <meta:editing-cycles>1</meta:editing-cycles>
    <meta:document-statistic meta:table-count="0" meta:image-count="0" meta:object-count="0" meta:page-count="3" meta:paragraph-count="77" meta:word-count="750" meta:character-count="5494" meta:non-whitespace-character-count="4060"/>
    <meta:generator>LibreOffice/6.2.7.1$Linux_X86_64 LibreOffice_project/20$Build-1</meta:generator>
  </office:meta>
</office:document-meta>
</file>